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8236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row table:style-name="ro1">
          <table:table-cell table:number-columns-repeated="26"/>
        </table:table-row>
        <table:table-row table:style-name="ro2">
          <table:table-cell/>
          <table:table-cell office:value-type="string">
            <text:p>REQ ID</text:p>
          </table:table-cell>
          <table:table-cell office:value-type="string">
            <text:p>SI</text:p>
          </table:table-cell>
          <table:table-cell office:value-type="string">
            <text:p>FP</text:p>
          </table:table-cell>
          <table:table-cell office:value-type="string">
            <text:p>ADD_CD</text:p>
          </table:table-cell>
          <table:table-cell office:value-type="string">
            <text:p>ADD_FD</text:p>
          </table:table-cell>
          <table:table-cell office:value-type="string">
            <text:p>ADD_CuD</text:p>
          </table:table-cell>
          <table:table-cell office:value-type="string">
            <text:p>View_CD</text:p>
          </table:table-cell>
          <table:table-cell office:value-type="string">
            <text:p>View_FD</text:p>
          </table:table-cell>
          <table:table-cell office:value-type="string">
            <text:p>View_CuD</text:p>
          </table:table-cell>
          <table:table-cell office:value-type="string">
            <text:p>ADD_NU</text:p>
          </table:table-cell>
          <table:table-cell office:value-type="string">
            <text:p>Alert</text:p>
          </table:table-cell>
          <table:table-cell office:value-type="string">
            <text:p>Update_CD</text:p>
          </table:table-cell>
          <table:table-cell office:value-type="string">
            <text:p>Update_FD</text:p>
          </table:table-cell>
          <table:table-cell office:value-type="string">
            <text:p>Notify</text:p>
          </table:table-cell>
          <table:table-cell office:value-type="string">
            <text:p>Update_prod</text:p>
          </table:table-cell>
          <table:table-cell office:value-type="string">
            <text:p>View_prod</text:p>
          </table:table-cell>
          <table:table-cell office:value-type="string">
            <text:p>ATC</text:p>
          </table:table-cell>
          <table:table-cell office:value-type="string">
            <text:p>Del_Cart</text:p>
          </table:table-cell>
          <table:table-cell office:value-type="string">
            <text:p>SU</text:p>
          </table:table-cell>
          <table:table-cell office:value-type="string">
            <text:p>Update_CuD</text:p>
          </table:table-cell>
          <table:table-cell office:value-type="string">
            <text:p>CHKout_cart</text:p>
          </table:table-cell>
          <table:table-cell office:value-type="string">
            <text:p>Pay</text:p>
          </table:table-cell>
          <table:table-cell office:value-type="string">
            <text:p>History</text:p>
          </table:table-cell>
          <table:table-cell office:value-type="string">
            <text:p>Invoice</text:p>
          </table:table-cell>
          <table:table-cell office:value-type="string">
            <text:p>Quant_reqd</text:p>
          </table:table-cell>
        </table:table-row>
        <table:table-row table:style-name="ro1">
          <table:table-cell/>
          <table:table-cell office:value-type="string">
            <text:p>SI</text:p>
          </table:table-cell>
          <table:table-cell table:number-columns-repeated="5" office:value-type="string">
            <text:p>D</text:p>
          </table:table-cell>
          <table:table-cell table:number-columns-repeated="3"/>
          <table:table-cell table:number-columns-repeated="6" office:value-type="string">
            <text:p>D</text:p>
          </table:table-cell>
          <table:table-cell table:number-columns-repeated="4"/>
          <table:table-cell office:value-type="string">
            <text:p>D</text:p>
          </table:table-cell>
          <table:table-cell/>
          <table:table-cell table:number-columns-repeated="4" office:value-type="string">
            <text:p>D</text:p>
          </table:table-cell>
        </table:table-row>
        <table:table-row table:style-name="ro1">
          <table:table-cell/>
          <table:table-cell office:value-type="string">
            <text:p>FP</text:p>
          </table:table-cell>
          <table:table-cell office:value-type="string">
            <text:p>R </text:p>
          </table:table-cell>
          <table:table-cell office:value-type="string">
            <text:p>D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ADD_CD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"/>
          <table:table-cell office:value-type="string">
            <text:p>R 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D_FD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4"/>
          <table:table-cell office:value-type="string">
            <text:p>R </text:p>
          </table:table-cell>
          <table:table-cell table:number-columns-repeated="2"/>
          <table:table-cell office:value-type="string">
            <text:p>R 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DD_Cu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3"/>
          <table:table-cell office:value-type="string">
            <text:p>R </text:p>
          </table:table-cell>
          <table:table-cell table:number-columns-repeated="8"/>
          <table:table-cell office:value-type="string">
            <text:p>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ew_CD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View_FD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1"/>
          <table:table-cell office:value-type="string">
            <text:p>R </text:p>
          </table:table-cell>
          <table:table-cell table:number-columns-repeated="2"/>
          <table:table-cell office:value-type="string">
            <text:p>R </text:p>
          </table:table-cell>
          <table:table-cell/>
          <table:table-cell office:value-type="string">
            <text:p>R </text:p>
          </table:table-cell>
        </table:table-row>
        <table:table-row table:style-name="ro1">
          <table:table-cell/>
          <table:table-cell office:value-type="string">
            <text:p>View_Cu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R 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_NU</text:p>
          </table:table-cell>
          <table:table-cell office:value-type="string">
            <text:p>D</text:p>
          </table:table-cell>
          <table:table-cell table:number-columns-repeated="7"/>
          <table:table-cell office:value-type="string">
            <text:p>D</text:p>
          </table:table-cell>
          <table:table-cell/>
          <table:table-cell table:number-columns-repeated="2" office:value-type="string">
            <text:p>D</text:p>
          </table:table-cell>
          <table:table-cell office:value-type="string">
            <text:p>R </text:p>
          </table:table-cell>
          <table:table-cell office:value-type="string">
            <text:p>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lert</text:p>
          </table:table-cell>
          <table:table-cell office:value-type="string">
            <text:p>D</text:p>
          </table:table-cell>
          <table:table-cell table:number-columns-repeated="7"/>
          <table:table-cell office:value-type="string">
            <text:p>R 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R </text:p>
          </table:table-cell>
          <table:table-cell table:number-columns-repeated="5"/>
          <table:table-cell office:value-type="string">
            <text:p>D</text:p>
          </table:table-cell>
          <table:table-cell table:number-columns-repeated="2"/>
          <table:table-cell office:value-type="string">
            <text:p>R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pdate_CD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string">
            <text:p>R </text:p>
          </table:table-cell>
          <table:table-cell/>
          <table:table-cell office:value-type="string">
            <text:p>D</text:p>
          </table:table-cell>
          <table:table-cell table:number-columns-repeated="7"/>
          <table:table-cell office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_FD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4"/>
          <table:table-cell office:value-type="string">
            <text:p>R 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Notify</text:p>
          </table:table-cell>
          <table:table-cell office:value-type="string">
            <text:p>D</text:p>
          </table:table-cell>
          <table:table-cell table:number-columns-repeated="7"/>
          <table:table-cell office:value-type="string">
            <text:p>R 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pdate_prod</text:p>
          </table:table-cell>
          <table:table-cell office:value-type="string">
            <text:p>D</text:p>
          </table:table-cell>
          <table:table-cell table:number-columns-repeated="7"/>
          <table:table-cell office:value-type="string">
            <text:p>R </text:p>
          </table:table-cell>
          <table:table-cell table:number-columns-repeated="4"/>
          <table:table-cell table:number-columns-repeated="2" office:value-type="string">
            <text:p>D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iew_prod</text:p>
          </table:table-cell>
          <table:table-cell table:number-columns-repeated="8"/>
          <table:table-cell office:value-type="string">
            <text:p>R </text:p>
          </table:table-cell>
          <table:table-cell table:number-columns-repeated="5"/>
          <table:table-cell table:number-columns-repeated="2" office:value-type="string">
            <text:p>D</text:p>
          </table:table-cell>
          <table:table-cell office:value-type="string">
            <text:p>R 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C</text:p>
          </table:table-cell>
          <table:table-cell table:number-columns-repeated="14"/>
          <table:table-cell table:number-columns-repeated="3" office:value-type="string">
            <text:p>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el_Cart</text:p>
          </table:table-cell>
          <table:table-cell table:number-columns-repeated="14"/>
          <table:table-cell office:value-type="string">
            <text:p>R </text:p>
          </table:table-cell>
          <table:table-cell table:number-columns-repeated="2" office:value-type="string">
            <text:p>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U</text:p>
          </table:table-cell>
          <table:table-cell table:number-columns-repeated="4"/>
          <table:table-cell office:value-type="string">
            <text:p>R </text:p>
          </table:table-cell>
          <table:table-cell table:number-columns-repeated="12"/>
          <table:table-cell office:value-type="string">
            <text:p>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pdate_CuD</text:p>
          </table:table-cell>
          <table:table-cell office:value-type="string">
            <text:p>D</text:p>
          </table:table-cell>
          <table:table-cell table:number-columns-repeated="6"/>
          <table:table-cell table:number-columns-repeated="2" office:value-type="string">
            <text:p>R </text:p>
          </table:table-cell>
          <table:table-cell table:number-columns-repeated="9"/>
          <table:table-cell office:value-type="string">
            <text:p>R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Kout_cart</text:p>
          </table:table-cell>
          <table:table-cell table:number-columns-repeated="18"/>
          <table:table-cell table:number-columns-repeated="3" office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y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R </text:p>
          </table:table-cell>
          <table:table-cell table:number-columns-repeated="2"/>
          <table:table-cell table:number-columns-repeated="2" office:value-type="string">
            <text:p>R </text:p>
          </table:table-cell>
          <table:table-cell table:number-columns-repeated="9"/>
          <table:table-cell table:number-columns-repeated="4"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story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R </text:p>
          </table:table-cell>
          <table:table-cell table:number-columns-repeated="2"/>
          <table:table-cell table:number-columns-repeated="2" office:value-type="string">
            <text:p>R </text:p>
          </table:table-cell>
          <table:table-cell table:number-columns-repeated="12"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voice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5"/>
          <table:table-cell office:value-type="string">
            <text:p>R 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office:value-type="string">
            <text:p>R </text:p>
          </table:table-cell>
          <table:table-cell/>
          <table:table-cell office:value-type="string">
            <text:p>D</text:p>
          </table:table-cell>
          <table:table-cell/>
        </table:table-row>
        <table:table-row table:style-name="ro1">
          <table:table-cell/>
          <table:table-cell office:value-type="string">
            <text:p>Quant_reqd</text:p>
          </table:table-cell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3"/>
          <table:table-cell office:value-type="string">
            <text:p>D</text:p>
          </table:table-cell>
          <table:table-cell table:number-columns-repeated="10"/>
          <table:table-cell table:number-columns-repeated="2" office:value-type="string">
            <text:p>D</text:p>
          </table:table-cell>
          <table:table-cell table:number-columns-repeated="2"/>
          <table:table-cell office:value-type="string">
            <text:p>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9/21/2016</text:date>, <text:time>22:5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thik puri</meta:initial-creator>
    <meta:creation-date>2016-09-21T17:49:21.91</meta:creation-date>
    <dc:date>2016-09-21T22:55:26.59</dc:date>
    <dc:creator>hrithik puri</dc:creator>
    <meta:editing-duration>PT50M8S</meta:editing-duration>
    <meta:editing-cycles>5</meta:editing-cycles>
    <meta:generator>OpenOffice/4.1.2$Win32 OpenOffice.org_project/412m3$Build-9782</meta:generator>
    <meta:document-statistic meta:table-count="3" meta:cell-count="167" meta:object-count="0"/>
  </office:meta>
</office:document-meta>
</file>